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tusScannerTag.getCactusSca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usScannerTag.get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usScannerTag.setTaskProperty( String theName , Object the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actusScannerTag.setClasspathRef( Reference the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usScannerTag.addFileset( FileSet th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tusScannerTag.getTask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usScannerTag.setClasspath( Path theClass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ctusScannerTag.setClasspathref( String theClasspat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usScannerTag.CactusScanner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usScannerTag.create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tusScannerTag.setVar( String theV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usScannerTag.doTag( XMLOutput theXmlOut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